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9.644cm" fo:min-width="8.494cm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  <style:paragraph-properties style:writing-mode="lr-tb"/>
    </style:style>
    <style:style style:name="gr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7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95cm"/>
      <style:paragraph-properties style:writing-mode="lr-tb"/>
    </style:style>
    <style:style style:name="gr9" style:family="graphic" style:parent-style-name="objectwithoutfill">
      <style:graphic-properties svg:stroke-width="0.053cm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3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3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3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5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color="#ed1c24" loext:opacity="100%" fo:font-size="14pt" style:font-size-asian="14pt" style:font-size-complex="14pt"/>
    </style:style>
    <style:style style:name="P4" style:family="paragraph">
      <loext:graphic-properties draw:fill="none" draw:fill-color="#ffffff"/>
      <style:text-properties fo:color="#00a65d" loext:opacity="100%" fo:font-size="14pt" style:font-size-asian="14pt" style:font-size-complex="14pt"/>
    </style:style>
    <style:style style:name="P5" style:family="paragraph">
      <loext:graphic-properties draw:fill="none" draw:fill-color="#ffffff"/>
      <style:text-properties fo:color="#0066b3" loext:opacity="100%" fo:font-size="14pt" style:font-size-asian="14pt" style:font-size-complex="14pt"/>
    </style:style>
    <style:style style:name="T1" style:family="text">
      <style:text-properties fo:color="#ed1c24" loext:opacity="100%" fo:font-size="14pt" style:font-size-asian="14pt" style:font-size-complex="14pt"/>
    </style:style>
    <style:style style:name="T2" style:family="text">
      <style:text-properties fo:color="#00a65d" loext:opacity="100%" fo:font-size="14pt" style:font-size-asian="14pt" style:font-size-complex="14pt"/>
    </style:style>
    <style:style style:name="T3" style:family="text">
      <style:text-properties fo:color="#0066b3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/>
      <draw:page draw:name="Register file" draw:style-name="dp1" draw:master-page-name="Default">
        <draw:g>
          <draw:custom-shape draw:style-name="gr1" draw:text-style-name="P1" draw:layer="layout" svg:width="9.1cm" svg:height="10cm" svg:x="4.9cm" svg:y="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4.058cm" svg:height="0.962cm" svg:x="4.9cm" svg:y="6.1cm">
            <draw:text-box>
              <text:p>Register File</text:p>
            </draw:text-box>
          </draw:frame>
          <draw:g>
            <draw:line draw:style-name="gr3" draw:text-style-name="P1" draw:layer="layout" svg:x1="1.8cm" svg:y1="10.9cm" svg:x2="4.8cm" svg:y2="10.9cm">
              <text:p/>
            </draw:line>
            <draw:line draw:style-name="gr4" draw:text-style-name="P1" draw:layer="layout" svg:x1="2.7cm" svg:y1="10.5cm" svg:x2="3.2cm" svg:y2="11.3cm">
              <text:p/>
            </draw:line>
            <draw:frame draw:style-name="gr5" draw:text-style-name="P2" draw:layer="layout" svg:width="1.734cm" svg:height="0.962cm" svg:x="2.2cm" svg:y="9.7cm">
              <draw:text-box>
                <text:p>5-bit</text:p>
              </draw:text-box>
            </draw:frame>
          </draw:g>
          <draw:g>
            <draw:line draw:style-name="gr3" draw:text-style-name="P1" draw:layer="layout" svg:x1="1.774cm" svg:y1="12.6cm" svg:x2="4.774cm" svg:y2="12.6cm">
              <text:p/>
            </draw:line>
            <draw:line draw:style-name="gr4" draw:text-style-name="P1" draw:layer="layout" svg:x1="2.7cm" svg:y1="12.1cm" svg:x2="3.2cm" svg:y2="12.9cm">
              <text:p/>
            </draw:line>
            <draw:frame draw:style-name="gr5" draw:text-style-name="P2" draw:layer="layout" svg:width="1.734cm" svg:height="0.962cm" svg:x="2.2cm" svg:y="11.3cm">
              <draw:text-box>
                <text:p>5-bit</text:p>
              </draw:text-box>
            </draw:frame>
          </draw:g>
          <draw:g>
            <draw:line draw:style-name="gr3" draw:text-style-name="P1" draw:layer="layout" svg:x1="1.748cm" svg:y1="14.3cm" svg:x2="4.748cm" svg:y2="14.3cm">
              <text:p/>
            </draw:line>
            <draw:line draw:style-name="gr4" draw:text-style-name="P1" draw:layer="layout" svg:x1="2.7cm" svg:y1="13.9cm" svg:x2="3.2cm" svg:y2="14.7cm">
              <text:p/>
            </draw:line>
            <draw:frame draw:style-name="gr5" draw:text-style-name="P2" draw:layer="layout" svg:width="1.734cm" svg:height="0.962cm" svg:x="2.2cm" svg:y="13.1cm">
              <draw:text-box>
                <text:p>5-bit</text:p>
              </draw:text-box>
            </draw:frame>
          </draw:g>
          <draw:g>
            <draw:line draw:style-name="gr3" draw:text-style-name="P1" draw:layer="layout" svg:x1="1.722cm" svg:y1="16cm" svg:x2="4.722cm" svg:y2="16cm">
              <text:p/>
            </draw:line>
            <draw:line draw:style-name="gr4" draw:text-style-name="P1" draw:layer="layout" svg:x1="2.7cm" svg:y1="15.6cm" svg:x2="3.2cm" svg:y2="16.4cm">
              <text:p/>
            </draw:line>
            <draw:frame draw:style-name="gr6" draw:text-style-name="P2" draw:layer="layout" svg:width="2.085cm" svg:height="0.962cm" svg:x="2.2cm" svg:y="14.8cm">
              <draw:text-box>
                <text:p>64-bit</text:p>
              </draw:text-box>
            </draw:frame>
          </draw:g>
          <draw:frame draw:style-name="gr7" draw:text-style-name="P3" draw:layer="layout" svg:width="3.279cm" svg:height="0.806cm" svg:x="5.001cm" svg:y="10.4cm">
            <draw:text-box>
              <text:p><text:span text:style-name="T1">ReadAddr</text:span><text:span text:style-name="T1">_1</text:span></text:p>
            </draw:text-box>
          </draw:frame>
          <draw:frame draw:style-name="gr7" draw:text-style-name="P3" draw:layer="layout" svg:width="3.279cm" svg:height="0.806cm" svg:x="5.002cm" svg:y="12.1cm">
            <draw:text-box>
              <text:p><text:span text:style-name="T1">ReadAddr</text:span><text:span text:style-name="T1">_2</text:span></text:p>
            </draw:text-box>
          </draw:frame>
          <draw:frame draw:style-name="gr8" draw:text-style-name="P3" draw:layer="layout" svg:width="2.695cm" svg:height="0.806cm" svg:x="5.003cm" svg:y="13.6cm">
            <draw:text-box>
              <text:p><text:span text:style-name="T1">WriteAddr</text:span></text:p>
            </draw:text-box>
          </draw:frame>
          <draw:frame draw:style-name="gr8" draw:text-style-name="P3" draw:layer="layout" svg:width="2.695cm" svg:height="0.806cm" svg:x="5.004cm" svg:y="15.5cm">
            <draw:text-box>
              <text:p><text:span text:style-name="T1">WriteData</text:span></text:p>
            </draw:text-box>
          </draw:frame>
          <draw:line draw:style-name="gr9" draw:text-style-name="P1" draw:layer="layout" svg:x1="1.774cm" svg:y1="7.827cm" svg:x2="4.774cm" svg:y2="7.827cm">
            <text:p/>
          </draw:line>
          <draw:line draw:style-name="gr9" draw:text-style-name="P1" draw:layer="layout" svg:x1="1.761cm" svg:y1="8.727cm" svg:x2="4.761cm" svg:y2="8.727cm">
            <text:p/>
          </draw:line>
          <draw:line draw:style-name="gr9" draw:text-style-name="P1" draw:layer="layout" svg:x1="8.948cm" svg:y1="20.027cm" svg:x2="8.948cm" svg:y2="17.027cm">
            <text:p/>
          </draw:line>
          <draw:line draw:style-name="gr9" draw:text-style-name="P1" draw:layer="layout" svg:x1="7.348cm" svg:y1="20.04cm" svg:x2="7.348cm" svg:y2="17.04cm">
            <text:p/>
          </draw:line>
          <draw:line draw:style-name="gr9" draw:text-style-name="P1" draw:layer="layout" svg:x1="10.548cm" svg:y1="20.053cm" svg:x2="10.548cm" svg:y2="17.053cm">
            <text:p/>
          </draw:line>
          <draw:frame draw:style-name="gr10" draw:text-style-name="P3" draw:layer="layout" svg:width="2.136cm" svg:height="0.806cm" svg:x="5.002cm" svg:y="7.4cm">
            <draw:text-box>
              <text:p><text:span text:style-name="T1">sys_clk</text:span></text:p>
            </draw:text-box>
          </draw:frame>
          <draw:frame draw:style-name="gr11" draw:text-style-name="P3" draw:layer="layout" svg:width="1.332cm" svg:height="0.806cm" svg:x="5.002cm" svg:y="8.3cm">
            <draw:text-box>
              <text:p><text:span text:style-name="T1">rstn</text:span></text:p>
            </draw:text-box>
          </draw:frame>
          <draw:g>
            <draw:line draw:style-name="gr3" draw:text-style-name="P1" draw:layer="layout" svg:x1="13.996cm" svg:y1="8.927cm" svg:x2="16.996cm" svg:y2="8.927cm">
              <text:p/>
            </draw:line>
            <draw:line draw:style-name="gr4" draw:text-style-name="P1" draw:layer="layout" svg:x1="14.974cm" svg:y1="8.527cm" svg:x2="15.474cm" svg:y2="9.327cm">
              <text:p/>
            </draw:line>
            <draw:frame draw:style-name="gr6" draw:text-style-name="P2" draw:layer="layout" svg:width="2.085cm" svg:height="0.962cm" svg:x="14.474cm" svg:y="7.727cm">
              <draw:text-box>
                <text:p>64-bit</text:p>
              </draw:text-box>
            </draw:frame>
          </draw:g>
          <draw:g>
            <draw:line draw:style-name="gr3" draw:text-style-name="P1" draw:layer="layout" svg:x1="13.97cm" svg:y1="13.754cm" svg:x2="16.97cm" svg:y2="13.754cm">
              <text:p/>
            </draw:line>
            <draw:line draw:style-name="gr4" draw:text-style-name="P1" draw:layer="layout" svg:x1="14.948cm" svg:y1="13.354cm" svg:x2="15.448cm" svg:y2="14.154cm">
              <text:p/>
            </draw:line>
            <draw:frame draw:style-name="gr6" draw:text-style-name="P2" draw:layer="layout" svg:width="2.085cm" svg:height="0.962cm" svg:x="14.448cm" svg:y="12.554cm">
              <draw:text-box>
                <text:p>64-bit</text:p>
              </draw:text-box>
            </draw:frame>
          </draw:g>
          <draw:frame draw:style-name="gr7" draw:text-style-name="P4" draw:layer="layout" svg:width="3.279cm" svg:height="0.806cm" svg:x="10.702cm" svg:y="8.5cm">
            <draw:text-box>
              <text:p><text:span text:style-name="T2">ReadData</text:span><text:span text:style-name="T2">_1</text:span></text:p>
            </draw:text-box>
          </draw:frame>
          <draw:frame draw:style-name="gr7" draw:text-style-name="P4" draw:layer="layout" svg:width="3.279cm" svg:height="0.806cm" svg:x="10.703cm" svg:y="13.3cm">
            <draw:text-box>
              <text:p><text:span text:style-name="T2">ReadData</text:span><text:span text:style-name="T2">_2</text:span></text:p>
            </draw:text-box>
          </draw:frame>
          <draw:frame draw:style-name="gr12" draw:text-style-name="P5" draw:layer="layout" svg:width="3.139cm" svg:height="0.806cm" draw:transform="rotate (1.5707963267949) translate (6.972cm 23.172cm)">
            <draw:text-box>
              <text:p><text:span text:style-name="T3">RegRead_</text:span><text:span text:style-name="T3">1</text:span></text:p>
            </draw:text-box>
          </draw:frame>
          <draw:frame draw:style-name="gr12" draw:text-style-name="P5" draw:layer="layout" svg:width="3.139cm" svg:height="0.806cm" draw:transform="rotate (1.5707963267949) translate (8.572cm 23.173cm)">
            <draw:text-box>
              <text:p><text:span text:style-name="T3">RegRead_</text:span><text:span text:style-name="T3">2</text:span></text:p>
            </draw:text-box>
          </draw:frame>
          <draw:frame draw:style-name="gr13" draw:text-style-name="P5" draw:layer="layout" svg:width="2.555cm" svg:height="0.806cm" draw:transform="rotate (1.5707963267949) translate (10.172cm 22.674cm)">
            <draw:text-box>
              <text:p><text:span text:style-name="T3">RegWrit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11-28T23:55:43.006614761</meta:creation-date>
    <dc:date>2022-10-09T21:49:21.828918586</dc:date>
    <meta:editing-duration>PT10M15S</meta:editing-duration>
    <meta:editing-cycles>3</meta:editing-cycles>
    <meta:generator>LibreOffice/7.3.4.2$Linux_X86_64 LibreOffice_project/30$Build-2</meta:generator>
    <meta:document-statistic meta:object-count="43"/>
  </office:meta>
</office:document-meta>
</file>